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AuthorizationMap.DefaultAuthorization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AuthorizationMap.match( QName acl , QName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AuthorizationMap.setDefaultEntry( AuthorizationEntry default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uthorizationMap.setAuthorizationEntries( List &lt; AuthorizationEntry &gt; authorizationEnt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uthorizationMap.getDefault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uthorizationMap.getAuthorizationEn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uthorizationMap.getAcls( ServiceEndpoint endpoint , QName operat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AuthorizationMap.match( String acl , String targ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AuthorizationMap.match( AuthorizationEntry entry , ServiceEndpoint endpoint , QName oper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AuthorizationMap.DefaultAuthorizationMap( List &lt; AuthorizationEntry &gt; authorizationEnt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